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796cm" style:rel-column-width="3286*"/>
    </style:style>
    <style:style style:name="Table1.B" style:family="table-column">
      <style:table-column-properties style:column-width="5.93cm" style:rel-column-width="3362*"/>
    </style:style>
    <style:style style:name="Table1.C" style:family="table-column">
      <style:table-column-properties style:column-width="5.863cm" style:rel-column-width="332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11cm" style:rel-column-width="3464*"/>
    </style:style>
    <style:style style:name="Table2.B" style:family="table-column">
      <style:table-column-properties style:column-width="5.616cm" style:rel-column-width="3184*"/>
    </style:style>
    <style:style style:name="Table2.C" style:family="table-column">
      <style:table-column-properties style:column-width="5.863cm" style:rel-column-width="332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3d6" officeooo:paragraph-rsid="001733d6"/>
    </style:style>
    <style:style style:name="P2" style:family="paragraph" style:parent-style-name="Standard">
      <style:text-properties officeooo:rsid="0018d49f" officeooo:paragraph-rsid="0018d49f"/>
    </style:style>
    <style:style style:name="P3" style:family="paragraph" style:parent-style-name="Standard">
      <style:text-properties fo:font-weight="bold" officeooo:rsid="001733d6" officeooo:paragraph-rsid="001733d6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18d49f" officeooo:paragraph-rsid="0018d49f"/>
    </style:style>
    <style:style style:name="P5" style:family="paragraph" style:parent-style-name="Table_20_Contents">
      <style:text-properties officeooo:rsid="001733d6" officeooo:paragraph-rsid="001733d6"/>
    </style:style>
    <style:style style:name="P6" style:family="paragraph" style:parent-style-name="Table_20_Contents">
      <style:text-properties officeooo:rsid="001733d6" officeooo:paragraph-rsid="0018d49f"/>
    </style:style>
    <style:style style:name="P7" style:family="paragraph" style:parent-style-name="Table_20_Contents">
      <style:text-properties fo:font-weight="bold" officeooo:rsid="001733d6" officeooo:paragraph-rsid="001733d6" style:font-weight-asian="bold" style:font-weight-complex="bold"/>
    </style:style>
    <style:style style:name="P8" style:family="paragraph" style:parent-style-name="Table_20_Contents">
      <style:text-properties fo:font-weight="bold" officeooo:rsid="0018d49f" officeooo:paragraph-rsid="0018d49f" style:font-weight-asian="bold" style:font-weight-complex="bold"/>
    </style:style>
    <style:style style:name="P9" style:family="paragraph" style:parent-style-name="Table_20_Contents">
      <style:text-properties fo:font-weight="bold" officeooo:rsid="00192bbb" officeooo:paragraph-rsid="00192bbb" style:font-weight-asian="bold" style:font-weight-complex="bold"/>
    </style:style>
    <style:style style:name="P10" style:family="paragraph" style:parent-style-name="Table_20_Contents">
      <style:text-properties officeooo:rsid="0018d49f" officeooo:paragraph-rsid="0018d49f"/>
    </style:style>
    <style:style style:name="P11" style:family="paragraph" style:parent-style-name="Table_20_Contents">
      <style:text-properties officeooo:rsid="00192bbb" officeooo:paragraph-rsid="00192bbb"/>
    </style:style>
    <style:style style:name="T1" style:family="text">
      <style:text-properties officeooo:rsid="001733d6"/>
    </style:style>
    <style:style style:name="T2" style:family="text">
      <style:text-properties officeooo:rsid="0018d49f"/>
    </style:style>
    <style:style style:name="T3" style:family="text">
      <style:text-properties officeooo:rsid="00192b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STIM TOGETHER</text:p>
      <text:p text:style-name="P1">FOR EACH PERS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cript name</text:p>
          </table:table-cell>
          <table:table-cell table:style-name="Table1.A1" office:value-type="string">
            <text:p text:style-name="P7">What it does</text:p>
          </table:table-cell>
          <table:table-cell table:style-name="Table1.C1" office:value-type="string">
            <text:p text:style-name="P7">output</text:p>
          </table:table-cell>
        </table:table-row>
        <table:table-row>
          <table:table-cell table:style-name="Table1.A2" office:value-type="string">
            <text:p text:style-name="P1">job_GLM_scan1_A</text:p>
            <text:p text:style-name="P1">job_GLM_scan1_B</text:p>
            <text:p text:style-name="P1">job_GLM_scan2_A</text:p>
            <text:p text:style-name="P1">job_GLM_scan2_B</text:p>
          </table:table-cell>
          <table:table-cell table:style-name="Table1.A2" office:value-type="string">
            <text:p text:style-name="P5">Matches functional data with timing from edatfiles</text:p>
            <text:p text:style-name="P5">A= Run 1</text:p>
            <text:p text:style-name="P5">B = Run 2</text:p>
          </table:table-cell>
          <table:table-cell table:style-name="Table1.C2" office:value-type="string">
            <text:p text:style-name="P5">Outputs beta weights to scan1_A, scan1_B, scan2_A, scan2_B folders</text:p>
            <text:p text:style-name="P5">NOT GROUP A/B SPECIFIC</text:p>
          </table:table-cell>
        </table:table-row>
        <table:table-row>
          <table:table-cell table:style-name="Table1.A2" office:value-type="string">
            <text:p text:style-name="P5">job_RSA_contrasts_scan1_A</text:p>
            <text:p text:style-name="P5">job_RSA_contrasts_scan1_<text:span text:style-name="T2">B</text:span></text:p>
            <text:p text:style-name="P5">job_RSA_contrasts_scan<text:span text:style-name="T2">2</text:span>_A</text:p>
            <text:p text:style-name="P5">job_RSA_contrasts_scan<text:span text:style-name="T2">2_B</text:span></text:p>
          </table:table-cell>
          <table:table-cell table:style-name="Table1.A2" office:value-type="string">
            <text:p text:style-name="P5">Makes T contrasts for each stimulus S1:S8 =[92,152,122,102,112,62,142,82]</text:p>
          </table:table-cell>
          <table:table-cell table:style-name="Table1.C2" office:value-type="string">
            <text:p text:style-name="P5">Output spmT files to scan1_A, scan1_B, scan2_A, scan2_B folders</text:p>
            <text:p text:style-name="P5">NOT GROUP A/B SPECIFIC</text:p>
          </table:table-cell>
        </table:table-row>
        <table:table-row>
          <table:table-cell table:style-name="Table1.A2" office:value-type="string">
            <text:p text:style-name="P5">job_RSA_4D_1</text:p>
            <text:p text:style-name="P5">job_RSA_4D_2</text:p>
          </table:table-cell>
          <table:table-cell table:style-name="Table1.A2" office:value-type="string">
            <text:p text:style-name="P5">Creates a 4D file of run 1 and run2 <text:span text:style-name="T3">T stats </text:span>together for scan1 and scan2</text:p>
          </table:table-cell>
          <table:table-cell table:style-name="Table1.C2" office:value-type="string">
            <text:p text:style-name="P5">Output scan1_AB.nii and scan2_AB.nii to same folders as above</text:p>
            <text:p text:style-name="P7">Splits data by scan <text:span text:style-name="T2">session</text:span></text:p>
          </table:table-cell>
        </table:table-row>
        <table:table-row>
          <table:table-cell table:style-name="Table1.A2" office:value-type="string">
            <text:p text:style-name="P5">job_RSA_4D_A</text:p>
            <text:p text:style-name="P5">job_RSA_4D_B</text:p>
          </table:table-cell>
          <table:table-cell table:style-name="Table1.A2" office:value-type="string">
            <text:p text:style-name="P5">Creates a 4D file of scan1 and scan2 <text:span text:style-name="T3">T stats</text:span> together for Run 1 and Run 2</text:p>
          </table:table-cell>
          <table:table-cell table:style-name="Table1.C2" office:value-type="string">
            <text:p text:style-name="P5">Output scan1_2_A.nii and scan1_2_B.nii to same folders as above</text:p>
            <text:p text:style-name="P7">Splits data by Run</text:p>
          </table:table-cell>
        </table:table-row>
        <table:table-row>
          <table:table-cell table:style-name="Table1.A2" office:value-type="string">
            <text:p text:style-name="P5">job_RSA_4D_AB</text:p>
          </table:table-cell>
          <table:table-cell table:style-name="Table1.A2" office:value-type="string">
            <text:p text:style-name="P5">Creates a 4D file of scan1 and 2 <text:span text:style-name="T3">T stats</text:span>, both runs together </text:p>
          </table:table-cell>
          <table:table-cell table:style-name="Table1.C2" office:value-type="string">
            <text:p text:style-name="P5">Output scan1_2_AB.nii to same folders as above</text:p>
            <text:p text:style-name="P7">All data together – no split</text:p>
          </table:table-cell>
        </table:table-row>
      </table:table>
      <text:p text:style-name="P1"/>
      <text:p text:style-name="P2"/>
      <text:p text:style-name="P4">FOR FAM STIM</text:p>
      <text:p text:style-name="P2">FOR EACH PER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Script name</text:p>
          </table:table-cell>
          <table:table-cell table:style-name="Table2.A1" office:value-type="string">
            <text:p text:style-name="P8">What it does</text:p>
          </table:table-cell>
          <table:table-cell table:style-name="Table2.C1" office:value-type="string">
            <text:p text:style-name="P8">output</text:p>
          </table:table-cell>
        </table:table-row>
        <table:table-row>
          <table:table-cell table:style-name="Table2.A2" office:value-type="string">
            <text:p text:style-name="P10">edatfiles_split_fam_unfam</text:p>
          </table:table-cell>
          <table:table-cell table:style-name="Table2.A2" office:value-type="string">
            <text:p text:style-name="P10">Splits, for each group, familiar from unfamiliar stimuli in each Run. Stimuli are in the order: 1, 2, 3, 4</text:p>
            <text:p text:style-name="P10">group A=92, 142, 62, 122</text:p>
            <text:p text:style-name="P10">group B=102,152,82,112</text:p>
          </table:table-cell>
          <table:table-cell table:style-name="Table2.C2" office:value-type="string">
            <text:p text:style-name="P10">Bold1-1_fam, Bold1-1_unfam</text:p>
            <text:p text:style-name="P10">Bold1-2_fam, Bold1-2_unfam</text:p>
            <text:p text:style-name="P10">Bold2-1_fam, Bold2-1_unfam</text:p>
            <text:p text:style-name="P10">Bold2-2_fam, Bold2-2_unfam</text:p>
            <text:p text:style-name="P10">Each contains timing info for 4 stim</text:p>
          </table:table-cell>
        </table:table-row>
        <table:table-row>
          <table:table-cell table:style-name="Table2.A2" office:value-type="string">
            <text:p text:style-name="P10">job_GLM_scan1_1fam</text:p>
            <text:p text:style-name="P10">job_GLM_scan1_2fam</text:p>
            <text:p text:style-name="P10">job_GLM_scan2_1fam</text:p>
            <text:p text:style-name="P10">job_GLM_scan2_2fam</text:p>
          </table:table-cell>
          <table:table-cell table:style-name="Table2.A2" office:value-type="string">
            <text:p text:style-name="P6">Matches functional data with timing from edatfiles</text:p>
            <text:p text:style-name="P6"/>
            <text:p text:style-name="P6">*<text:span text:style-name="T2">only have fam for now – will create for unfam*</text:span></text:p>
          </table:table-cell>
          <table:table-cell table:style-name="Table2.C2" office:value-type="string">
            <text:p text:style-name="P10"><text:span text:style-name="T1">Outputs beta weights to </text:span>scan1_1_fam, scan1_2_fam, scan2_1_fam, scan2_2_fam <text:s/>folders </text:p>
          </table:table-cell>
        </table:table-row>
        <table:table-row>
          <table:table-cell table:style-name="Table2.A2" office:value-type="string">
            <text:p text:style-name="P10">job_RSA_contrasts_scan1_1_fam</text:p>
            <text:p text:style-name="P10">job_RSA_contrasts_scan1_2_fam</text:p>
            <text:p text:style-name="P10">job_RSA_contrasts_scan2_1_fam</text:p>
            <text:p text:style-name="P10">job_RSA_contrasts_scan2_2_fam</text:p>
          </table:table-cell>
          <table:table-cell table:style-name="Table2.A2" office:value-type="string">
            <text:p text:style-name="P10">Creates t contrasts for each stimulus (S1:S4)</text:p>
          </table:table-cell>
          <table:table-cell table:style-name="Table2.C2" office:value-type="string">
            <text:p text:style-name="P10">Outputs spmT files to scan1_1_fam, scan1_2_fam, scan2_1_fam, scan2_2_fam <text:s/>folders </text:p>
          </table:table-cell>
        </table:table-row>
        <table:table-row>
          <table:table-cell table:style-name="Table2.A2" office:value-type="string">
            <text:p text:style-name="P10">job_RSA_4D_1_fam</text:p>
            <text:p text:style-name="P10">job_RSA_4D_2_fam</text:p>
          </table:table-cell>
          <table:table-cell table:style-name="Table2.A2" office:value-type="string">
            <text:p text:style-name="P10">Combines Run 1 and Run 2 <text:span text:style-name="T3">T stats</text:span> together within each scan</text:p>
          </table:table-cell>
          <table:table-cell table:style-name="Table2.C2" office:value-type="string">
            <text:p text:style-name="P10">Outputs scan1_12_fam.nii and scan2_12_fam.nii to same folders as above</text:p>
            <text:p text:style-name="P8">splits data by scan session</text:p>
          </table:table-cell>
        </table:table-row>
        <table:table-row>
          <table:table-cell table:style-name="Table2.A2" office:value-type="string">
            <text:p text:style-name="P10">job_RSA_4D_ses12_Run1_fam</text:p>
            <text:p text:style-name="P10">job_RSA_4D_ses12_Run2_fam</text:p>
          </table:table-cell>
          <table:table-cell table:style-name="Table2.A2" office:value-type="string">
            <text:p text:style-name="P11">Combines scan 1 and scan2 T stats together for each run</text:p>
          </table:table-cell>
          <table:table-cell table:style-name="Table2.C2" office:value-type="string">
            <text:p text:style-name="P11">Outputs scan12_Run1_fam.nii and scan12_Run2_fam.nii</text:p>
            <text:p text:style-name="P9">splits data by run</text:p>
          </table:table-cell>
        </table:table-row>
        <table:table-row>
          <table:table-cell table:style-name="Table2.A2" office:value-type="string">
            <text:p text:style-name="P10">job_RSA_4D_ses2_Run1_fam</text:p>
            <text:p text:style-name="P10">job_RSA_4D_ses2_Run2_fam</text:p>
          </table:table-cell>
          <table:table-cell table:style-name="Table2.A2" office:value-type="string">
            <text:p text:style-name="P11">Combines scan 2 T stats into separate files for Run 1 and Run 2</text:p>
          </table:table-cell>
          <table:table-cell table:style-name="Table2.C2" office:value-type="string">
            <text:p text:style-name="P11">scan2_Run1_fam.nii and scan2_Run2_fam.nii</text:p>
            <text:p text:style-name="P9">to compare session 2 familiar songs onl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08:10.599000000</meta:creation-date>
    <dc:date>2018-10-30T17:53:30.971000000</dc:date>
    <meta:editing-duration>PT7H23M59S</meta:editing-duration>
    <meta:editing-cycles>2</meta:editing-cycles>
    <meta:generator>LibreOffice/5.3.7.2$Windows_X86_64 LibreOffice_project/6b8ed514a9f8b44d37a1b96673cbbdd077e24059</meta:generator>
    <meta:document-statistic meta:table-count="2" meta:image-count="0" meta:object-count="0" meta:page-count="2" meta:paragraph-count="77" meta:word-count="337" meta:character-count="2466" meta:non-whitespace-character-count="2199"/>
  </office:meta>
</office:document-meta>
</file>